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Footnote">
      <style:text-properties officeooo:paragraph-rsid="10a5bb50"/>
    </style:style>
    <style:style style:name="P56" style:family="paragraph" style:parent-style-name="Standard">
      <style:text-properties officeooo:paragraph-rsid="101c0948"/>
    </style:style>
    <style:style style:name="P57" style:family="paragraph" style:parent-style-name="Standard">
      <style:text-properties officeooo:paragraph-rsid="10abd9a7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Footnote">
      <style:text-properties officeooo:paragraph-rsid="10c154ff"/>
    </style:style>
    <style:style style:name="P60" style:family="paragraph" style:parent-style-name="Footnote">
      <style:text-properties officeooo:paragraph-rsid="10cb2566"/>
    </style:style>
    <style:style style:name="P61" style:family="paragraph" style:parent-style-name="Standard">
      <style:text-properties officeooo:paragraph-rsid="1104ef98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fo:font-weight="normal" officeooo:rsid="10d526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style:font-size-asian="12pt" style:font-size-complex="12pt"/>
    </style:style>
    <style:style style:name="T12" style:family="text">
      <style:text-properties style:font-name="Liberation Sans" fo:font-size="12pt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officeooo:rsid="10968bf5" style:font-size-asian="12pt" style:font-size-complex="12pt"/>
    </style:style>
    <style:style style:name="T14" style:family="text">
      <style:text-properties style:font-name="Liberation Sans" fo:font-size="12pt" style:text-underline-style="none" officeooo:rsid="10abd9a7" style:font-size-asian="12pt" style:font-size-complex="12pt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font-name="Ubuntu1" fo:font-size="10pt" style:font-size-asian="10pt" style:font-size-complex="10pt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loext:opacity="100%" style:font-name="Liberation Sans" fo:font-size="12pt" style:font-size-asian="12pt" style:font-size-complex="12pt"/>
    </style:style>
    <style:style style:name="T1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8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3ac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officeooo:rsid="0aace3cd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officeooo:rsid="0f8f58bd"/>
    </style:style>
    <style:style style:name="T268" style:family="text">
      <style:text-properties officeooo:rsid="0f95a7a0"/>
    </style:style>
    <style:style style:name="T269" style:family="text">
      <style:text-properties officeooo:rsid="105c8aaa"/>
    </style:style>
    <style:style style:name="T270" style:family="text">
      <style:text-properties officeooo:rsid="107e8e04"/>
    </style:style>
    <style:style style:name="T271" style:family="text">
      <style:text-properties officeooo:rsid="1083fa7a"/>
    </style:style>
    <style:style style:name="T272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4">C</text:span><text:span text:style-name="T163">hecklist voor </text:span><text:span text:style-name="T165">de installatie</text:span><text:span text:style-name="T163"> van </text:span><text:span text:style-name="T169"><text:user-field-get text:name="Distro">AlmaLinux</text:user-field-get></text:span><text:span text:style-name="T171"><text:s/></text:span><text:span text:style-name="T169"><text:user-field-get text:name="Version">9.x</text:user-field-get></text:span><text:span text:style-name="T167"><text:note text:id="ftn1" text:note-class="footnote"><text:note-citation>1</text:note-citation><text:note-body><text:p text:style-name="P59"><text:span text:style-name="T245">D</text:span><text:span text:style-name="T243">eze </text:span><text:span text:style-name="T248"><text:user-field-get text:name="Distro">AlmaLinux</text:user-field-get></text:span><text:span text:style-name="T244"><text:s/></text:span><text:span text:style-name="T249"><text:user-field-get text:name="Version">9.x</text:user-field-get></text:span><text:span text:style-name="T249"><text:s/>Desktop/</text:span><text:span text:style-name="T250">Workstation</text:span><text:span text:style-name="T243"> wordt ondersteund tot </text:span><text:span text:style-name="T247">31 </text:span><text:span text:style-name="T246">mei</text:span><text:span text:style-name="T243"> 20</text:span><text:span text:style-name="T247">32</text:span><text:span text:style-name="T243">.</text:span></text:p></text:note-body></text:note></text:span><text:span text:style-name="T168"><text:s/></text:span><text:span text:style-name="T170">Desktop/</text:span><text:span text:style-name="T172">Workstation</text:span><text:span text:style-name="T166">.</text:span></text:p>
      <text:p text:style-name="P56"/>
      <text:p text:style-name="P8"/>
      <text:p text:style-name="P53">Vul het tekstvak achter &lt;...&gt; in</text:p>
      <text:p text:style-name="P2"><text:span text:style-name="T19">&lt;</text:span><text:span text:style-name="T21">g</text:span><text:span text:style-name="T20">ebruiker</text:span><text:span text:style-name="T19">&gt;</text:span><text:span text:style-name="T226"><text:tab/><text:tab/></text:span><text:span text:style-name="T237"> <text:tab/><text:tab/></text:span><text:span text:style-name="T227"><draw:control text:anchor-type="as-char" svg:y="-0.4cm" draw:z-index="9" draw:name="Gebruiker 2" draw:style-name="gr2" draw:text-style-name="P71" svg:width="6.002cm" svg:height="0.5cm" draw:control="control8"><svg:title>Gebruiker</svg:title><svg:desc>Volledige naam, bijv. Jan Stek</svg:desc></draw:control></text:span><text:span text:style-name="T227"><text:tab/></text:span><text:span text:style-name="T228">b</text:span><text:span text:style-name="T260">ijv.</text:span><text:span text:style-name="T229"> </text:span><text:span text:style-name="T236">J</text:span><text:span text:style-name="T235">a</text:span><text:span text:style-name="T236">n </text:span><text:span text:style-name="T235">Jansen</text:span></text:p>
      <text:p text:style-name="P52"><text:span text:style-name="T9">&lt;</text:span><text:span text:style-name="T233">g</text:span><text:span text:style-name="T11">ebruikersnaam</text:span><text:span text:style-name="T9">&gt;</text:span><text:span text:style-name="T11"><text:tab/></text:span><text:span text:style-name="T231"><draw:control text:anchor-type="as-char" svg:y="-0.4cm" draw:z-index="10" draw:name="Gberuikersnaam 3" draw:style-name="gr2" draw:text-style-name="P71" svg:width="6.002cm" svg:height="0.5cm" draw:control="control9"><svg:title>Gebruikersnaam</svg:title><svg:desc>Korte naam, bijv. jan</svg:desc></draw:control></text:span><text:span text:style-name="T231"><text:tab/></text:span><text:span text:style-name="T232">b</text:span><text:span text:style-name="T263">ijv.</text:span><text:span text:style-name="T6"> </text:span><text:span text:style-name="T185">j</text:span><text:span text:style-name="T186">a</text:span><text:span text:style-name="T185">n</text:span></text:p>
      <text:p text:style-name="P2"><text:span text:style-name="T9">&lt;</text:span><text:span text:style-name="T10">c</text:span><text:span text:style-name="T14">omputernaam</text:span><text:span text:style-name="T9">&gt;</text:span><text:span text:style-name="T234"><text:tab/><text:tab/></text:span><text:span text:style-name="T11"><draw:control text:anchor-type="as-char" svg:y="-0.4cm" draw:z-index="11" draw:name="Computernaam 1" draw:style-name="gr2" draw:text-style-name="P71" svg:width="6.002cm" svg:height="0.5cm" draw:control="control10"><svg:title>Computernaam</svg:title><svg:desc>Unieke naam van de computer</svg:desc></draw:control></text:span><text:span text:style-name="T11"><text:tab/></text:span><text:span text:style-name="T13">b</text:span><text:span text:style-name="T262">ijv.</text:span><text:span text:style-name="T222"> </text:span><text:span text:style-name="T225">pc02</text:span></text:p>
      <text:p text:style-name="P2"><text:span text:style-name="T19">&lt;</text:span><text:span text:style-name="T221">g</text:span><text:span text:style-name="T220">ebruiker</text:span><text:span text:style-name="T19">&gt;</text:span><text:span text:style-name="T219"><text:tab/></text:span><text:span text:style-name="T223"><text:tab/></text:span><text:span text:style-name="T237"> <text:tab/><text:tab/></text:span><text:span text:style-name="T227"><draw:control text:anchor-type="as-char" svg:y="-0.4cm" draw:z-index="12" draw:name="Gebruiker 3" draw:style-name="gr2" draw:text-style-name="P71" svg:width="6.002cm" svg:height="0.5cm" draw:control="control11"><svg:title>Gebruiker</svg:title><svg:desc>Volledige naam, bijv. Jan Stek</svg:desc></draw:control></text:span><text:span text:style-name="T227"><text:tab/></text:span><text:span text:style-name="T228">e</text:span><text:span text:style-name="T261">vt.</text:span><text:span text:style-name="T230"> extra gebruikers</text:span></text:p>
      <text:p text:style-name="P57"><text:span text:style-name="T19">&lt;</text:span><text:span text:style-name="T221">g</text:span><text:span text:style-name="T220">ebruikersnaam</text:span><text:span text:style-name="T19">&gt;</text:span><text:span text:style-name="T219"><text:tab/></text:span><text:span text:style-name="T231"><draw:control text:anchor-type="as-char" svg:y="-0.4cm" draw:z-index="13" draw:name="Gberuikersnaam 4" draw:style-name="gr2" draw:text-style-name="P71" svg:width="6.002cm" svg:height="0.5cm" draw:control="control12"><svg:title>Gebruikersnaam</svg:title><svg:desc>Korte naam, bijv. jan</svg:desc></draw:control></text:span><text:span text:style-name="T231"><text:tab/></text:span><text:span text:style-name="T232">e</text:span><text:span text:style-name="T264">vt.</text:span><text:span text:style-name="T224"> extra gebruikers</text:span></text:p>
      <text:p text:style-name="P54"><text:span text:style-name="T272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9">Nog niet op Linux?</text:span></text:span><text:span text:style-name="T177"><text:tab/></text:span><text:span text:style-name="T181">G</text:span><text:span text:style-name="T178">ebruik </text:span><text:span text:style-name="Strong_20_Emphasis"><text:span text:style-name="T182">Checklist </text:span></text:span><text:span text:style-name="Strong_20_Emphasis"><text:span text:style-name="T183">overzetten</text:span></text:span><text:span text:style-name="T178"> op </text:span><text:a xlink:type="simple" xlink:href="https://karelzimer.nl/nl" text:style-name="Internet_20_link" text:visited-style-name="Visited_20_Internet_20_Link"><text:span text:style-name="Internet_20_link"><text:span text:style-name="T5">karelzimmer.nl/nl</text:span></text:span></text:a><text:span text:style-name="T180">.</text:span></text:p>
      <text:p text:style-name="P25"><text:span text:style-name="Strong_20_Emphasis"><text:span text:style-name="T151">Nieuwe installatie?</text:span></text:span><text:span text:style-name="T146"><text:tab/></text:span><text:span text:style-name="T148">B</text:span><text:span text:style-name="T146">egin bij hoofdstuk </text:span><text:span text:style-name="Strong_20_Emphasis"><text:span text:style-name="T151"><text:bookmark-ref text:reference-format="page" text:ref-name="__RefNumPara__4009_1271708128">2</text:bookmark-ref></text:span></text:span><text:span text:style-name="Strong_20_Emphasis"><text:span text:style-name="T151"><text:s text:c="2"/></text:span></text:span><text:span text:style-name="Strong_20_Emphasis"><text:span text:style-name="T152"><text:bookmark-ref text:reference-format="text" text:ref-name="__RefNumPara__4009_1271708128">Installatie uitvoeren </text:bookmark-ref></text:span></text:span><text:span text:style-name="T147">.</text:span></text:p>
      <text:p text:style-name="P14"/>
      <text:p text:style-name="P14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9"><draw:control text:anchor-type="as-char" draw:z-index="4" draw:name="Vorm3_0" draw:style-name="gr1" draw:text-style-name="P7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9"><draw:control text:anchor-type="as-char" draw:z-index="5" draw:name="Vorm3_ 2" draw:style-name="gr1" draw:text-style-name="P7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5">Aanmelden als </text:span><text:span text:style-name="T23">&lt;</text:span><text:span text:style-name="T25">g</text:span><text:span text:style-name="T24">ebruiker</text:span><text:span text:style-name="T23">&gt;</text:span><text:span text:style-name="T7"><text:note text:id="ftn2" text:note-class="footnote"><text:note-citation>2</text:note-citation><text:note-body><text:p text:style-name="P35"><text:span text:style-name="T108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266">gebruiker</text:span><text:span text:style-name="T116">s</text:span><text:span text:style-name="T123"> aanmelden </text:span><text:span text:style-name="T124">en dezelfde stappen uitvoeren</text:span><text:span text:style-name="T120">.</text:span></text:p></text:note-body></text:note></text:span><text:span text:style-name="T5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1"><draw:control text:anchor-type="as-char" draw:z-index="14" draw:name="Vorm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1"><text:span text:style-name="T76">T</text:span><text:span text:style-name="T63">yp </text:span><text:span text:style-name="User_20_Entry"><text:span text:style-name="T34">term</text:span></text:span><text:span text:style-name="T77"> </text:span><text:span text:style-name="T76">op het activiteitenoverzicht</text:span><text:span text:style-name="T145"><text:note text:id="ftn3" text:note-class="footnote"><text:note-citation>3</text:note-citation><text:note-body><text:p text:style-name="P7">Druk op de Super (Windows/command/vergrootglas) toets of klik in de linkerbovenhoek.</text:p></text:note-body></text:note></text:span><text:span text:style-name="T76"> </text:span><text:span text:style-name="T66">e</text:span><text:span text:style-name="T58">n </text:span><text:span text:style-name="T64">k</text:span><text:span text:style-name="T58">lik op het </text:span><text:span text:style-name="Strong_20_Emphasis"><text:span text:style-name="T97">Terminalvenster</text:span></text:span><text:span text:style-name="Strong_20_Emphasis"><text:span text:style-name="T78">-</text:span></text:span><text:span text:style-name="Strong_20_Emphasis"><text:span text:style-name="T58">pictogram</text:span></text:span><text:span text:style-name="Strong_20_Emphasis"><text:span text:style-name="T67">.</text:span></text:span><text:span text:style-name="Strong_20_Emphasis"><text:span text:style-name="T59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7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9"> de </text:span><text:span text:style-name="T74">volgende d</text:span><text:span text:style-name="T73">ri</text:span><text:span text:style-name="T60">e </text:span><text:span text:style-name="T59">opdrachten, ieder gevolgd door de </text:span><text:span text:style-name="T42">Enter</text:span><text:span text:style-name="T58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1">wget karelzimmer.nl/</text:span></text:span><text:span text:style-name="User_20_Entry"><text:span text:style-name="T32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0"><text:span text:style-name="User_20_Entry"><text:span text:style-name="T31">bash </text:span></text:span><text:span text:style-name="User_20_Entry"><text:span text:style-name="T32">get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1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1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2"><text:span text:style-name="T76">T</text:span><text:span text:style-name="T63">yp </text:span><text:span text:style-name="User_20_Entry"><text:span text:style-name="T35">menu</text:span></text:span><text:span text:style-name="T77"> </text:span><text:span text:style-name="T76">op het activiteitenoverzicht </text:span><text:span text:style-name="T66">e</text:span><text:span text:style-name="T58">n </text:span><text:span text:style-name="T64">k</text:span><text:span text:style-name="T58">lik op het </text:span><text:span text:style-name="Strong_20_Emphasis"><text:span text:style-name="T43">Installatiem</text:span></text:span><text:span text:style-name="Strong_20_Emphasis"><text:span text:style-name="T44">enu</text:span></text:span><text:span text:style-name="Strong_20_Emphasis"><text:span text:style-name="T78">-</text:span></text:span><text:span text:style-name="Strong_20_Emphasis"><text:span text:style-name="T58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7"/></text:span></text:p>
          </table:table-cell>
          <table:table-cell table:style-name="_31_._5f_Installatie_5f_voorbereiden.D10" office:value-type="string">
            <text:p text:style-name="P47"><text:span text:style-name="T71">Selecteer</text:span><text:span text:style-name="T62"> </text:span><text:span text:style-name="Strong_20_Emphasis"><text:span text:style-name="T45">1</text:span></text:span><text:span text:style-name="T89"> </text:span><text:span text:style-name="T90">Installatie voorbereiden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4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0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8">Start de computer op vanaf</text:span><text:span text:style-name="T188"><text:note text:id="ftn4" text:note-class="footnote"><text:note-citation>1</text:note-citation><text:note-body><text:p text:style-name="P55"><text:span text:style-name="T128">B</text:span><text:span text:style-name="T129">ootmenu/</text:span><text:span text:style-name="T128">S</text:span><text:span text:style-name="T129">etup</text:span><text:span text:style-name="T127"> via </text:span><text:span text:style-name="T125">é</text:span><text:span text:style-name="T126">é</text:span><text:span text:style-name="T128">n van de </text:span><text:span text:style-name="T130">Veelgebruikte toetsen: </text:span><text:span text:style-name="T139">Esc</text:span><text:span text:style-name="T132">, </text:span><text:span text:style-name="T139">Delete</text:span><text:span text:style-name="T132">, </text:span><text:span text:style-name="T139">F1</text:span><text:span text:style-name="T132">, </text:span><text:span text:style-name="T139">F2</text:span><text:span text:style-name="T132">, </text:span><text:span text:style-name="T139">F9</text:span><text:span text:style-name="T132">, </text:span><text:span text:style-name="T139">F10</text:span><text:span text:style-name="T132">, </text:span><text:span text:style-name="T139">F11</text:span><text:span text:style-name="T132">, of </text:span><text:span text:style-name="T139">F12</text:span></text:p></text:note-body></text:note></text:span><text:span text:style-name="T188"> </text:span><text:span text:style-name="T189">een </text:span><text:span text:style-name="T173"><text:user-field-get text:name="Distro">AlmaLinux</text:user-field-get></text:span><text:span text:style-name="T187"><text:s/></text:span><text:span text:style-name="T174"><text:user-field-get text:name="Version">9.x</text:user-field-get></text:span><text:span text:style-name="T174"><text:s/></text:span><text:span text:style-name="T175">Desktop/</text:span><text:span text:style-name="T176">Workstation</text:span><text:span text:style-name="T102"> </text:span><text:span text:style-name="T103">L</text:span><text:span text:style-name="T104">ive</text:span><text:span text:style-name="T104"><text:note text:id="ftn5" text:note-class="footnote"><text:note-citation>2</text:note-citation><text:note-body><text:p text:style-name="P46"><text:span text:style-name="T238">Vanaf ee</text:span>n <text:span text:style-name="T268">L</text:span>ive <text:span text:style-name="T267">USB</text:span><text:span text:style-name="T242">-stick</text:span><text:span text:style-name="T17"> </text:span>kunt <text:span text:style-name="T238">u opstarten en</text:span> <text:span text:style-name="T15">met </text:span><text:span text:style-name="T190"><text:user-field-get text:name="Distro">AlmaLinux</text:user-field-get></text:span><text:span text:style-name="T190"><text:s/></text:span>werken zonder enige bestanden op de harde schijf te wijzigen en maakt ook installatie van <text:span text:style-name="T190"><text:user-field-get text:name="Distro">AlmaLinux</text:user-field-get></text:span><text:span text:style-name="T190"><text:s/></text:span>mogelijk.</text:p></text:note-body></text:note></text:span><text:span text:style-name="T104"> </text:span><text:span text:style-name="T107">USB</text:span><text:span text:style-name="T105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5">stick</text:span><text:span text:style-name="T105"><text:note text:id="ftn6" text:note-class="footnote"><text:note-citation>3</text:note-citation><text:note-body><text:p text:style-name="P60"><text:span text:style-name="T115">Maak een opstartbare USB-stick</text:span><text:span text:style-name="T112">:</text:span><text:span text:style-name="Strong_20_Emphasis"><text:span text:style-name="T140"><text:line-break/></text:span></text:span><text:span text:style-name="Strong_20_Emphasis"><text:span text:style-name="T109">Download </text:span></text:span><text:span text:style-name="Strong_20_Emphasis"><text:span text:style-name="T114">een </text:span></text:span><text:span text:style-name="Strong_20_Emphasis"><text:span text:style-name="T117">Live Media</text:span></text:span><text:span text:style-name="terk_20_accent_20_voetnoot"><text:span text:style-name="T47"> </text:span></text:span><text:span text:style-name="terk_20_accent_20_voetnoot"><text:span text:style-name="T49">image</text:span></text:span><text:span text:style-name="Strong_20_Emphasis"><text:span text:style-name="T117"> </text:span></text:span><text:span text:style-name="terk_20_accent_20_voetnoot"><text:span text:style-name="T137">Alma</text:span></text:span><text:span text:style-name="terk_20_accent_20_voetnoot"><text:span text:style-name="T136">Linux </text:span></text:span><text:span text:style-name="terk_20_accent_20_voetnoot"><text:span text:style-name="T138">OS </text:span></text:span><text:span text:style-name="terk_20_accent_20_voetnoot"><text:span text:style-name="T136"><text:user-field-get text:name="Version">9.x</text:user-field-get></text:span></text:span><text:span text:style-name="Strong_20_Emphasis"><text:span text:style-name="T131"><text:s/></text:span></text:span><text:span text:style-name="terk_20_accent_20_voetnoot"><text:span text:style-name="T136">GNOME </text:span></text:span><text:span text:style-name="Strong_20_Emphasis"><text:span text:style-name="T110">vanaf </text:span></text:span><text:a xlink:type="simple" xlink:href="https://almalinux.org/" text:style-name="Internet_20_link" text:visited-style-name="Visited_20_Internet_20_Link"><text:span text:style-name="Strong_20_Emphasis"><text:span text:style-name="T240">almalinux.org</text:span></text:span></text:a><text:span text:style-name="Strong_20_Emphasis"><text:span text:style-name="T131">.</text:span></text:span><text:span text:style-name="Strong_20_Emphasis"><text:span text:style-name="T141"><text:line-break/></text:span></text:span><text:span text:style-name="T111">De </text:span><text:span text:style-name="T113">ver</text:span><text:span text:style-name="T111">volgstappen staan beschreven in </text:span><text:span text:style-name="terk_20_accent_20_voetnoot"><text:span text:style-name="T48">Linux informatie</text:span></text:span><text:span text:style-name="T111">, te vinden op </text:span><text:a xlink:type="simple" xlink:href="https://karelzimmer.nl/nl" text:style-name="Internet_20_link" text:visited-style-name="Visited_20_Internet_20_Link"><text:span text:style-name="T241">karelzimmer.nl/nl</text:span></text:a><text:span text:style-name="T111">.</text:span></text:p></text:note-body></text:note>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1">Selecteer</text:span><text:span text:style-name="T52"> </text:span><text:span text:style-name="Strong_20_Emphasis"><text:span text:style-name="T36">Start </text:span></text:span><text:span text:style-name="Strong_20_Emphasis"><text:span text:style-name="T37">Live</text:span></text:span><text:span text:style-name="Strong_20_Emphasis"><text:span text:style-name="T53"> </text:span></text:span><text:span text:style-name="Strong_20_Emphasis"><text:span text:style-name="T38"><text:user-field-get text:name="Distro">AlmaLinux</text:user-field-get></text:span></text:span><text:span text:style-name="Strong_20_Emphasis"><text:span text:style-name="T41"><text:s/></text:span></text:span><text:span text:style-name="Strong_20_Emphasis"><text:span text:style-name="T39"><text:user-field-get text:name="Version">9.x</text:user-field-get></text:span></text:span><text:span text:style-name="T54"><text:s/></text:span><text:span text:style-name="T82">en druk op de </text:span><text:span text:style-name="T40">Enter</text:span><text:span text:style-name="T5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0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8">Klik op </text:span><text:span text:style-name="Strong_20_Emphasis"><text:span text:style-name="T96">Install to Hard Drive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51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0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8">Bij</text:span><text:span text:style-name="T207"> </text:span><text:span text:style-name="Strong_20_Emphasis"><text:span text:style-name="T215">WEL</text:span></text:span><text:span text:style-name="Strong_20_Emphasis"><text:span text:style-name="T216">KOM</text:span></text:span><text:span text:style-name="Strong_20_Emphasis"><text:span text:style-name="T215"> </text:span></text:span><text:span text:style-name="Strong_20_Emphasis"><text:span text:style-name="T214">BIJ</text:span></text:span><text:span text:style-name="Strong_20_Emphasis"><text:span text:style-name="T206"> </text:span></text:span><text:span text:style-name="Strong_20_Emphasis"><text:span text:style-name="T212">ALMA</text:span></text:span><text:span text:style-name="Strong_20_Emphasis"><text:span text:style-name="T206">LINUX </text:span></text:span><text:span text:style-name="Strong_20_Emphasis"><text:span text:style-name="T206"><text:user-field-get text:name="Version">9.x</text:user-field-get></text:span></text:span><text:span text:style-name="T206"><text:s/>select</text:span><text:span text:style-name="T208">eer</text:span><text:span text:style-name="T209"> </text:span><text:span text:style-name="Strong_20_Emphasis"><text:span text:style-name="T213">Nederlands</text:span></text:span><text:span text:style-name="T209"> en klik</text:span><text:span text:style-name="T210"> </text:span><text:span text:style-name="T209">op</text:span><text:span text:style-name="T211"> </text:span><text:span text:style-name="Strong_20_Emphasis"><text:span text:style-name="T203">Doorgaan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0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7">O</text:span><text:span text:style-name="T195">nder </text:span><text:span text:style-name="Strong_20_Emphasis"><text:span text:style-name="T217">SYSTEEM</text:span></text:span><text:span text:style-name="T195"> </text:span><text:span text:style-name="T197">klik </text:span><text:span text:style-name="T195">op </text:span><text:span text:style-name="Strong_20_Emphasis"><text:span text:style-name="T217">Installatiebestemming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5">Controleer </text:span><text:span text:style-name="T198">de </text:span><text:span text:style-name="Strong_20_Emphasis"><text:span text:style-name="T218">Apparaatselectie</text:span></text:span><text:span text:style-name="T195"> en klik op </text:span><text:span text:style-name="Strong_20_Emphasis"><text:span text:style-name="T217">Klaar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0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7">O</text:span><text:span text:style-name="T195">nder </text:span><text:span text:style-name="T201">SYSTEEM</text:span><text:span text:style-name="T195"> </text:span><text:span text:style-name="T197">klik </text:span><text:span text:style-name="T195">op </text:span><text:span text:style-name="T201">Netwerk &amp; hostnaam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V</text:span><text:span text:style-name="T192">ul </text:span><text:span text:style-name="T193">in </text:span><text:span text:style-name="Strong_20_Emphasis"><text:span text:style-name="T196">Hostnaam</text:span></text:span><text:span text:style-name="T12"> &lt;computernaam&gt;</text:span><text:span text:style-name="T200"> </text:span><text:span text:style-name="T196">en klik op </text:span><text:span text:style-name="Strong_20_Emphasis"><text:span text:style-name="T202">Toepassen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6">K</text:span><text:span text:style-name="T195">lik op </text:span><text:span text:style-name="T201">Klaar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0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7">O</text:span><text:span text:style-name="T195">nder</text:span><text:span text:style-name="T191"> </text:span><text:span text:style-name="Strong_20_Emphasis"><text:span text:style-name="T195">GEBRUIKERSINSTELLINGEN</text:span></text:span><text:span text:style-name="T195"> </text:span><text:span text:style-name="T197">klik </text:span><text:span text:style-name="T195">op </text:span><text:span text:style-name="T201">Gebruiker aanmaken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9">Vul in </text:span><text:span text:style-name="Strong_20_Emphasis"><text:span text:style-name="Strong_20_Emphasis"><text:span text:style-name="T144">Volledige n</text:span></text:span></text:span><text:span text:style-name="Strong_20_Emphasis"><text:span text:style-name="T101">aam</text:span></text:span><text:span text:style-name="T83"> </text:span><text:span text:style-name="T19">&lt;</text:span><text:span text:style-name="T22">gebruiker</text:span><text:span text:style-name="T19">&gt;</text:span><text:span text:style-name="T84">, </text:span><text:span text:style-name="Strong_20_Emphasis"><text:span text:style-name="T142"><text:line-break/></text:span></text:span><text:span text:style-name="Strong_20_Emphasis"><text:span text:style-name="T100">Gebruikersnaam</text:span></text:span><text:span text:style-name="T83"> &lt;</text:span><text:span text:style-name="T8">gebruikersnaam&gt;</text:span><text:span text:style-name="T83">,</text:span></text:p>
            <text:p text:style-name="Standard"><text:span text:style-name="T86">vink aan </text:span><text:span text:style-name="Strong_20_Emphasis"><text:span text:style-name="T143">Maak deze gebruiker beheerde</text:span></text:span><text:span text:style-name="T95">r</text:span><text:span text:style-name="T86">,</text:span></text:p>
            <text:p text:style-name="Standard"><text:span text:style-name="T85">g</text:span><text:span text:style-name="T86">eef tweemaal een </text:span><text:span text:style-name="Strong_20_Emphasis"><text:span text:style-name="T100">wachtwoord</text:span></text:span><text:span text:style-name="T86"> </text:span><text:span text:style-name="T87">en k</text:span><text:span text:style-name="T86">lik op </text:span><text:span text:style-name="Strong_20_Emphasis"><text:span text:style-name="T95">Klaar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0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9">Klik op </text:span><text:span text:style-name="Strong_20_Emphasis"><text:span text:style-name="T204">Begin installatie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0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9">Klik op </text:span><text:span text:style-name="Strong_20_Emphasis"><text:span text:style-name="T205">I</text:span></text:span><text:span text:style-name="Strong_20_Emphasis"><text:span text:style-name="T204">nstallatie </text:span></text:span><text:span text:style-name="Strong_20_Emphasis"><text:span text:style-name="T205">voltooien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0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71">Hers</text:span><text:span text:style-name="T270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28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81"><draw:control text:anchor-type="as-char" draw:z-index="2" draw:name="Vorm24" draw:style-name="gr1" draw:text-style-name="P7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51">Aanmelden als </text:span><text:span text:style-name="T26">&lt;</text:span><text:span text:style-name="T27">gebruiker</text:span><text:span text:style-name="T26">&gt;</text:span><text:span text:style-name="T5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0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0" svg:width="0.35cm" svg:height="0.35cm" draw:control="control16"/></text:span></text:p>
          </table:table-cell>
          <table:table-cell table:style-name="_33_._5f_Installatie_5f_afronden.C5" office:value-type="string">
            <text:p text:style-name="P61"><text:span text:style-name="T76">T</text:span><text:span text:style-name="T63">yp </text:span><text:span text:style-name="User_20_Entry"><text:span text:style-name="T34">term</text:span></text:span><text:span text:style-name="T77"> </text:span><text:span text:style-name="T76">op het activiteitenoverzicht</text:span><text:span text:style-name="T145"><text:note text:id="ftn7" text:note-class="footnote"><text:note-citation>1</text:note-citation><text:note-body><text:p text:style-name="P27"><text:span text:style-name="T162">Druk op de Super (Windows/command/vergrootglas) toets of klik in de linkerbovenhoek.</text:span><text:span text:style-name="T162"/></text:p></text:note-body></text:note></text:span><text:span text:style-name="T76"> </text:span><text:span text:style-name="T66">e</text:span><text:span text:style-name="T58">n </text:span><text:span text:style-name="T64">k</text:span><text:span text:style-name="T58">lik op het </text:span><text:span text:style-name="Strong_20_Emphasis"><text:span text:style-name="T97">Terminalvenster</text:span></text:span><text:span text:style-name="Strong_20_Emphasis"><text:span text:style-name="T78">-</text:span></text:span><text:span text:style-name="Strong_20_Emphasis"><text:span text:style-name="T58">pictogram</text:span></text:span><text:span text:style-name="Strong_20_Emphasis"><text:span text:style-name="T67">.</text:span></text:span><text:span text:style-name="Strong_20_Emphasis"><text:span text:style-name="T59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9"> de </text:span><text:span text:style-name="T75">volgende </text:span><text:span text:style-name="T73">dri</text:span><text:span text:style-name="T60">e </text:span><text:span text:style-name="T59">opdrachten, ieder gevolgd door de </text:span><text:span text:style-name="T42">Enter</text:span><text:span text:style-name="T58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1">wget karelzimmer.nl/</text:span></text:span><text:span text:style-name="User_20_Entry"><text:span text:style-name="T32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0"><text:span text:style-name="User_20_Entry"><text:span text:style-name="T31">bash </text:span></text:span><text:span text:style-name="User_20_Entry"><text:span text:style-name="T32">get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81"><draw:control text:anchor-type="as-char" draw:z-index="18" draw:name="Vorm 7" draw:style-name="gr1" draw:text-style-name="P7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2"><text:span text:style-name="T76">T</text:span><text:span text:style-name="T63">yp </text:span><text:span text:style-name="User_20_Entry"><text:span text:style-name="T35">menu</text:span></text:span><text:span text:style-name="T77"> </text:span><text:span text:style-name="T76">op het activiteitenoverzicht </text:span><text:span text:style-name="T66">e</text:span><text:span text:style-name="T58">n </text:span><text:span text:style-name="T64">k</text:span><text:span text:style-name="T58">lik op het </text:span><text:span text:style-name="Strong_20_Emphasis"><text:span text:style-name="T43">Installatiem</text:span></text:span><text:span text:style-name="Strong_20_Emphasis"><text:span text:style-name="T44">enu</text:span></text:span><text:span text:style-name="Strong_20_Emphasis"><text:span text:style-name="T78">-</text:span></text:span><text:span text:style-name="Strong_20_Emphasis"><text:span text:style-name="T58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7"/></text:span></text:p>
          </table:table-cell>
          <table:table-cell table:style-name="_33_._5f_Installatie_5f_afronden.C12" office:value-type="string">
            <text:p text:style-name="P48"><text:span text:style-name="T71">Selecteer</text:span><text:span text:style-name="T65"> </text:span><text:span text:style-name="Strong_20_Emphasis"><text:span text:style-name="T46">3</text:span></text:span><text:span text:style-name="T91"> </text:span><text:span text:style-name="T92">Installatie</text:span><text:span text:style-name="T93"> </text:span><text:span text:style-name="T94">afronden</text:span><text:span text:style-name="T70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28"><text:span text:style-name="Strong_20_Emphasis"><text:span text:style-name="T51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81"><draw:control text:anchor-type="as-char" draw:z-index="3" draw:name="Vorm40_0" draw:style-name="gr1" draw:text-style-name="P70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81"><draw:control text:anchor-type="as-char" draw:z-index="6" draw:name="Vorm40_ 1" draw:style-name="gr1" draw:text-style-name="P70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1">Aanmelden als </text:span><text:span text:style-name="T28">&lt;</text:span><text:span text:style-name="T29">gebruiker</text:span><text:span text:style-name="T28">&gt;</text:span><text:span text:style-name="T68"><text:note text:id="ftn8" text:note-class="footnote"><text:note-citation>1</text:note-citation><text:note-body><text:p text:style-name="P36"><text:span text:style-name="T133">E</text:span><text:span text:style-name="T135">ventuele extra </text:span><text:span text:style-name="T265">gebruiker</text:span><text:span text:style-name="T134">s </text:span><text:span text:style-name="T135">aanmelden en dezelfde stappen uitvoeren.</text:span></text:p></text:note-body></text:note></text:span><text:span text:style-name="T51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80"><draw:control text:anchor-type="as-char" draw:z-index="8" draw:name="Vorm13_ 1" draw:style-name="gr1" draw:text-style-name="P70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9">Volg de welkomstschermen.</text:span><text:span text:style-name="T252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81"><draw:control text:anchor-type="as-char" draw:z-index="19" draw:name="Vorm 8" draw:style-name="gr1" draw:text-style-name="P70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81"><draw:control text:anchor-type="as-char" draw:z-index="20" draw:name="Vorm 9" draw:style-name="gr1" draw:text-style-name="P70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6">T</text:span><text:span text:style-name="T63">yp </text:span><text:span text:style-name="User_20_Entry"><text:span text:style-name="T35">menu</text:span></text:span><text:span text:style-name="T77"> </text:span><text:span text:style-name="T76">op het activiteitenoverzicht </text:span><text:span text:style-name="T66">e</text:span><text:span text:style-name="T58">n </text:span><text:span text:style-name="T64">k</text:span><text:span text:style-name="T58">lik op het </text:span><text:span text:style-name="Strong_20_Emphasis"><text:span text:style-name="T43">Installatiem</text:span></text:span><text:span text:style-name="Strong_20_Emphasis"><text:span text:style-name="T44">enu</text:span></text:span><text:span text:style-name="Strong_20_Emphasis"><text:span text:style-name="T78">-</text:span></text:span><text:span text:style-name="Strong_20_Emphasis"><text:span text:style-name="T58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1">Selecteer</text:span><text:span text:style-name="T65"> </text:span><text:span text:style-name="Strong_20_Emphasis"><text:span text:style-name="T46">4</text:span></text:span><text:span text:style-name="T91"> </text:span><text:span text:style-name="T72">Gebruiker inrichten</text:span><text:span text:style-name="T70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9"><text:span text:style-name="Strong_20_Emphasis"><text:span text:style-name="T69"/></text:span></text:p>
      <text:p text:style-name="P23"/>
      <text:p text:style-name="P24"><text:span text:style-name="T153">E</text:span><text:span text:style-name="T154">inde c</text:span><text:span text:style-name="T155">hecklist, </text:span><text:span text:style-name="T156">d</text:span><text:span text:style-name="T155">e installatie van </text:span><text:span text:style-name="T159"><text:user-field-get text:name="Distro">AlmaLinux</text:user-field-get></text:span><text:span text:style-name="T157"><text:s/></text:span><text:span text:style-name="T158"><text:user-field-get text:name="Version">9.x</text:user-field-get></text:span><text:span text:style-name="T158"><text:s/></text:span><text:span text:style-name="T160">Desktop/</text:span><text:span text:style-name="T161">Workstation</text:span><text:span text:style-name="T50"> </text:span><text:span text:style-name="T155">is voltooid.</text:span></text:p>
      <text:p text:style-name="P3"/>
      <text:list text:style-name="L2">
        <text:list-header>
          <text:p text:style-name="P68"><text:span text:style-name="T254">Geschreven door </text:span><text:a xlink:type="simple" xlink:href="mailto:info@karelzimmer.nl?subject=Checklist%20installatie%20Linux" text:style-name="Internet_20_link" text:visited-style-name="Visited_20_Internet_20_Link"><text:span text:style-name="T255">Karel Zimmer</text:span></text:a><text:span text:style-name="T256">.</text:span></text:p>
          <text:p text:style-name="P69"><text:span text:style-name="T258">Licentie </text:span><text:span text:style-name="T256">C</text:span><text:span text:style-name="T257">C0</text:span><text:span text:style-name="T256"> 1.0 </text:span><text:span text:style-name="T25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4-05T14:23:15.816291379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3:15.661918369</dc:date>
    <meta:keyword>Installatie</meta:keyword>
    <meta:keyword>Checklist</meta:keyword>
    <meta:keyword>Linux</meta:keyword>
    <meta:editing-cycles>7030</meta:editing-cycles>
    <meta:editing-duration>P12DT22H38M4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65" meta:character-count="3384" meta:non-whitespace-character-count="2971"/>
    <meta:user-defined meta:name="Info 1"/>
    <meta:user-defined meta:name="Info 2"/>
    <meta:user-defined meta:name="Info 3"/>
    <meta:user-defined meta:name="Info 4"/>
  </office:meta>
</office:document-meta>
</file>